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5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6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7" style:family="paragraph" style:parent-style-name="Standard">
      <style:paragraph-properties fo:text-align="start" style:justify-single-word="false"/>
      <style:text-properties officeooo:rsid="003a8ef5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9" style:family="paragraph" style:parent-style-name="Header">
      <style:text-properties officeooo:rsid="000c0ed4" officeooo:paragraph-rsid="000c0ed4"/>
    </style:style>
    <style:style style:name="P2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8ac5"/>
    </style:style>
    <style:style style:name="T6" style:family="text">
      <style:text-properties officeooo:rsid="003cb7f3"/>
    </style:style>
    <style:style style:name="T7" style:family="text">
      <style:text-properties officeooo:rsid="0042459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20" svg:width="0.2291in" svg:height="0.1398in" svg:x="0in" svg:y="0.0008in" svg:viewBox="0 0 583 356" draw:points="291,356 0,356 0,0 583,0 583,356"><text:p/></draw:polygon><draw:polygon draw:style-name="gr3" draw:text-style-name="P21" svg:width="0.0445in" svg:height="0.0256in" svg:x="0.0299in" svg:y="0in" svg:viewBox="0 0 114 66" draw:points="58,0 0,59 7,66 58,23 106,66 114,59"><text:p/></draw:polygon><draw:path draw:style-name="gr4" draw:text-style-name="P21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21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21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1173in" draw:z-index="3" draw:style-name="gr1"><svg:title>TexMaths</svg:title><svg:desc>12§display§\hat{x}_{ae} = B_{ae}y§svg§600§FALSE§</svg:desc><draw:polygon draw:style-name="gr18" draw:text-style-name="P20" svg:width="0.8154in" svg:height="0.1476in" svg:x="0in" svg:y="0.0004in" svg:viewBox="0 0 2072 376" draw:points="1036,376 0,376 0,0 2072,0 2072,376"><text:p/></draw:polygon><draw:polygon draw:style-name="gr19" draw:text-style-name="P21" svg:width="0.0445in" svg:height="0.0256in" svg:x="0.0299in" svg:y="0in" svg:viewBox="0 0 114 66" draw:points="58,0 0,59 7,66 58,23 106,66 114,59"><text:p/></draw:polygon><draw:path draw:style-name="gr20" draw:text-style-name="P21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21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21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21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21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21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21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21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20" svg:width="3.0358in" svg:height="0.5067in" svg:x="0in" svg:y="0.0008in" svg:viewBox="0 0 7712 1288" draw:points="3856,1288 0,1288 0,0 7712,0 7712,1288"><text:p/></draw:polygon><draw:path draw:style-name="gr70" draw:text-style-name="P21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21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21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21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21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21" svg:width="0.1665in" svg:height="0.0067in" svg:x="0.5098in" svg:y="0.2437in" svg:viewBox="0 0 424 18" draw:points="211,18 0,18 0,0 424,0 424,18"><text:p/></draw:polygon><draw:path draw:style-name="gr76" draw:text-style-name="P21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21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21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21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21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21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21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21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21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21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21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21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21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21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21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21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21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21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21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21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21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21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21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21" svg:width="0.0783in" svg:height="0.0059in" svg:x="2.1902in" svg:y="0.1071in" svg:viewBox="0 0 200 16" svg:d="M188 16c5 0 12 0 12-8s-6-8-12-8h-176c-5 0-12 0-12 7 0 9 7 9 12 9z"><text:p/></draw:path><draw:path draw:style-name="gr100" draw:text-style-name="P21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21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21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21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21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21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21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21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21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21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21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3"/>
      <text:p text:style-name="P15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20" svg:width="0.2291in" svg:height="0.1398in" svg:x="0in" svg:y="0.0008in" svg:viewBox="0 0 583 356" draw:points="291,356 0,356 0,0 583,0 583,356"><text:p/></draw:polygon><draw:polygon draw:style-name="gr8" draw:text-style-name="P21" svg:width="0.0445in" svg:height="0.0256in" svg:x="0.0299in" svg:y="0in" svg:viewBox="0 0 114 66" draw:points="58,0 0,59 7,66 58,23 106,66 114,59"><text:p/></draw:polygon><draw:path draw:style-name="gr9" draw:text-style-name="P21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21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21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><draw:g text:anchor-type="as-char" svg:y="-0.1173in" draw:z-index="4" draw:style-name="gr1"><svg:title>TexMaths</svg:title><svg:desc>12§display§\hat{x}_{ea} = B_{ea}y§svg§600§FALSE§</svg:desc><draw:polygon draw:style-name="gr28" draw:text-style-name="P20" svg:width="0.8154in" svg:height="0.1476in" svg:x="0in" svg:y="0.0004in" svg:viewBox="0 0 2072 376" draw:points="1036,376 0,376 0,0 2072,0 2072,376"><text:p/></draw:polygon><draw:polygon draw:style-name="gr29" draw:text-style-name="P21" svg:width="0.0445in" svg:height="0.0256in" svg:x="0.0299in" svg:y="0in" svg:viewBox="0 0 114 66" draw:points="58,0 0,59 7,66 58,23 106,66 114,59"><text:p/></draw:polygon><draw:path draw:style-name="gr30" draw:text-style-name="P21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21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21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21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21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21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21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21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20" svg:width="2.3709in" svg:height="0.5067in" svg:x="0in" svg:y="0.0008in" svg:viewBox="0 0 6023 1288" draw:points="3012,1288 0,1288 0,0 6023,0 6023,1288"><text:p/></draw:polygon><draw:path draw:style-name="gr39" draw:text-style-name="P21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21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21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21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21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21" svg:width="0.0917in" svg:height="0.0067in" svg:x="0.5098in" svg:y="0.2437in" svg:viewBox="0 0 234 18" draw:points="118,18 0,18 0,0 234,0 234,18"><text:p/></draw:polygon><draw:path draw:style-name="gr45" draw:text-style-name="P21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21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21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21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21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21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21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21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21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21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21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21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21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21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21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21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21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21" svg:width="0.0783in" svg:height="0.0059in" svg:x="1.8205in" svg:y="0.1071in" svg:viewBox="0 0 200 16" svg:d="M188 16c5 0 12 0 12-8s-6-8-12-8h-176c-5 0-12 0-12 7 0 9 7 9 12 9z"><text:p/></draw:path><draw:path draw:style-name="gr63" draw:text-style-name="P21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21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21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21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21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21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5"/>
      <text:p text:style-name="P15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20" svg:width="0.3398in" svg:height="0.1398in" svg:x="0in" svg:y="0.0008in" svg:viewBox="0 0 864 356" draw:points="432,356 0,356 0,0 864,0 864,356"><text:p/></draw:polygon><draw:polygon draw:style-name="gr13" draw:text-style-name="P21" svg:width="0.0445in" svg:height="0.0256in" svg:x="0.0299in" svg:y="0in" svg:viewBox="0 0 114 66" draw:points="58,0 0,59 7,66 58,23 106,66 114,59"><text:p/></draw:polygon><draw:path draw:style-name="gr14" draw:text-style-name="P21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21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21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21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5"/>
      <text:p text:style-name="P16">b)</text:p>
      <text:p text:style-name="P16"/>
      <text:p text:style-name="P17">I believe that <text:span text:style-name="T7">the averae then estimate and the estimate then average </text:span>methods are <text:span text:style-name="T5">fundamentally</text:span> the same. <text:s/><text:span text:style-name="T6">In both cases we are averaging the values to smooth out the error directly using the least-squares approximate solution formula and </text:span><text:span text:style-name="T6"><draw:g text:anchor-type="as-char" svg:y="-0.1181in" draw:z-index="10" draw:style-name="gr1"><svg:title>TexMaths</svg:title><svg:desc>12§display§\hat{x}§svg§600§FALSE§</svg:desc><draw:polygon draw:style-name="gr126" draw:text-style-name="P20" svg:width="0.0949in" svg:height="0.1154in" svg:x="0in" svg:y="0.0004in" svg:viewBox="0 0 242 294" draw:points="121,294 0,294 0,0 242,0 242,294"><text:p/></draw:polygon><draw:polygon draw:style-name="gr127" draw:text-style-name="P21" svg:width="0.0445in" svg:height="0.0256in" svg:x="0.0299in" svg:y="0in" svg:viewBox="0 0 114 66" draw:points="58,0 0,59 7,66 58,23 106,66 114,59"><text:p/></draw:polygon><draw:path draw:style-name="gr128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depends on what A is. The minimum RMS method is different because it is taking various guesses of </text:span><text:span text:style-name="T6"><draw:g text:anchor-type="as-char" svg:y="-0.1181in" draw:z-index="7" draw:style-name="gr1"><svg:title>TexMaths</svg:title><svg:desc>12§display§\hat{x}§svg§600§FALSE§</svg:desc><draw:polygon draw:style-name="gr111" draw:text-style-name="P20" svg:width="0.0949in" svg:height="0.1154in" svg:x="0in" svg:y="0.0004in" svg:viewBox="0 0 242 294" draw:points="121,294 0,294 0,0 242,0 242,294"><text:p/></draw:polygon><draw:polygon draw:style-name="gr112" draw:text-style-name="P21" svg:width="0.0445in" svg:height="0.0256in" svg:x="0.0299in" svg:y="0in" svg:viewBox="0 0 114 66" draw:points="58,0 0,59 7,66 58,23 106,66 114,59"><text:p/></draw:polygon><draw:path draw:style-name="gr113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and is trying to determing which one will have the closest A</text:span><text:span text:style-name="T6"><draw:g text:anchor-type="as-char" svg:y="-0.1181in" draw:z-index="11" draw:style-name="gr1"><svg:title>TexMaths</svg:title><svg:desc>12§display§\hat{x}§svg§600§FALSE§</svg:desc><draw:polygon draw:style-name="gr129" draw:text-style-name="P20" svg:width="0.0949in" svg:height="0.1154in" svg:x="0in" svg:y="0.0004in" svg:viewBox="0 0 242 294" draw:points="121,294 0,294 0,0 242,0 242,294"><text:p/></draw:polygon><draw:polygon draw:style-name="gr130" draw:text-style-name="P21" svg:width="0.0445in" svg:height="0.0256in" svg:x="0.0299in" svg:y="0in" svg:viewBox="0 0 114 66" draw:points="58,0 0,59 7,66 58,23 106,66 114,59"><text:p/></draw:polygon><draw:path draw:style-name="gr131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to y without averaging out the </text:span><text:span text:style-name="T6"><draw:g text:anchor-type="as-char" svg:y="-0.1181in" draw:z-index="9" draw:style-name="gr1"><svg:title>TexMaths</svg:title><svg:desc>12§display§\hat{x}§svg§600§FALSE§</svg:desc><draw:polygon draw:style-name="gr123" draw:text-style-name="P20" svg:width="0.0949in" svg:height="0.1154in" svg:x="0in" svg:y="0.0004in" svg:viewBox="0 0 242 294" draw:points="121,294 0,294 0,0 242,0 242,294"><text:p/></draw:polygon><draw:polygon draw:style-name="gr124" draw:text-style-name="P21" svg:width="0.0445in" svg:height="0.0256in" svg:x="0.0299in" svg:y="0in" svg:viewBox="0 0 114 66" draw:points="58,0 0,59 7,66 58,23 106,66 114,59"><text:p/></draw:polygon><draw:path draw:style-name="gr125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's or the A matrices. Of course, for the minimum RMS method, it does not say to use least-squares but we would find anway that the least-square solutions are the best gusses since they are known to minimize the residuals of </text:span><text:span text:style-name="T6"><draw:g text:anchor-type="as-char" svg:y="-0.1252in" draw:z-index="8" draw:style-name="gr1"><svg:title>TexMaths</svg:title><svg:desc>12§display§||Ax-y||§svg§600§FALSE§</svg:desc><draw:polygon draw:style-name="gr114" draw:text-style-name="P20" svg:width="0.6921in" svg:height="0.1654in" svg:x="0in" svg:y="0.0008in" svg:viewBox="0 0 1759 421" draw:points="879,421 0,421 0,0 1759,0 1759,421"><text:p/></draw:polygon><draw:path draw:style-name="gr115" draw:text-style-name="P21" svg:width="0.0067in" svg:height="0.1657in" svg:x="0.0197in" svg:y="0.0004in" svg:viewBox="0 0 18 422" svg:d="M18 16c0-9 0-16-8-16-10 0-10 7-10 16v392c0 7 0 14 10 14 8 0 8-7 8-14z"><text:p/></draw:path><draw:path draw:style-name="gr116" draw:text-style-name="P21" svg:width="0.0067in" svg:height="0.1657in" svg:x="0.0657in" svg:y="0.0004in" svg:viewBox="0 0 18 422" svg:d="M18 16c0-9 0-16-8-16-10 0-10 7-10 16v392c0 7 0 14 10 14 8 0 8-7 8-14z"><text:p/></draw:path><draw:path draw:style-name="gr117" draw:text-style-name="P21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18" draw:text-style-name="P21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119" draw:text-style-name="P21" svg:width="0.1016in" svg:height="0.0067in" svg:x="0.3614in" svg:y="0.0799in" svg:viewBox="0 0 259 18" svg:d="M244 18c7 0 15 0 15-8 0-10-8-10-15-10h-230c-7 0-14 0-14 10 0 8 7 8 14 8z"><text:p/></draw:path><draw:path draw:style-name="gr120" draw:text-style-name="P21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121" draw:text-style-name="P21" svg:width="0.0067in" svg:height="0.1657in" svg:x="0.6197in" svg:y="0.0004in" svg:viewBox="0 0 18 422" svg:d="M18 16c0-9 0-16-8-16-10 0-10 7-10 16v392c0 7 0 14 10 14 8 0 8-7 8-14z"><text:p/></draw:path><draw:path draw:style-name="gr122" draw:text-style-name="P21" svg:width="0.0067in" svg:height="0.1657in" svg:x="0.6654in" svg:y="0.0004in" svg:viewBox="0 0 18 422" svg:d="M18 16c0-9 0-16-8-16-10 0-10 7-10 16v392c0 7 0 14 10 14 8 0 8-7 8-14z"><text:p/></draw:path></draw:g></text:span><text:span text:style-name="T6">. Ultimately, in the RMS method, we are comparing a set of RMS residuals to find the </text:span><text:span text:style-name="T6"><draw:g text:anchor-type="as-char" svg:y="-0.1181in" draw:z-index="12" draw:style-name="gr1"><svg:title>TexMaths</svg:title><svg:desc>12§display§\hat{x}§svg§600§FALSE§</svg:desc><draw:polygon draw:style-name="gr132" draw:text-style-name="P20" svg:width="0.0949in" svg:height="0.1154in" svg:x="0in" svg:y="0.0004in" svg:viewBox="0 0 242 294" draw:points="121,294 0,294 0,0 242,0 242,294"><text:p/></draw:polygon><draw:polygon draw:style-name="gr133" draw:text-style-name="P21" svg:width="0.0445in" svg:height="0.0256in" svg:x="0.0299in" svg:y="0in" svg:viewBox="0 0 114 66" draw:points="58,0 0,59 7,66 58,23 106,66 114,59"><text:p/></draw:polygon><draw:path draw:style-name="gr134" draw:text-style-name="P21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6"> that is the best estimate.</text:span></text:p>
      <text:p text:style-name="P17"/>
      <text:p text:style-name="P18"><text:soft-page-break/></text:p>
      <text:p text:style-name="P18">Example:</text:p>
      <text:p text:style-name="P18"/>
      <text:p text:style-name="P18"><draw:g text:anchor-type="as-char" svg:y="-0.3402in" draw:z-index="13" draw:style-name="gr1"><svg:title>TexMaths</svg:title><svg:desc>12§display§A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35" draw:text-style-name="P20" svg:width="4.6772in" svg:height="0.5965in" svg:x="0in" svg:y="0in" svg:viewBox="0 0 11881 1516" draw:points="5940,1516 0,1516 0,0 11881,0 11881,1516"><text:p/></draw:polygon><draw:path draw:style-name="gr136" draw:text-style-name="P21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37" draw:text-style-name="P21" svg:width="0.1106in" svg:height="0.039in" svg:x="0.1795in" svg:y="0.2787in" svg:viewBox="0 0 282 100" svg:d="M268 17c6 0 14 0 14-9 0-8-8-8-14-8h-254c-6 0-14 0-14 8 0 9 8 9 14 9zM268 100c6 0 14 0 14-9 0-8-8-8-14-8h-254c-6 0-14 0-14 8 0 9 8 9 14 9z"><text:p/></draw:path><draw:polygon draw:style-name="gr138" draw:text-style-name="P21" svg:width="0.0555in" svg:height="0.2984in" svg:x="0.3992in" svg:y="0in" svg:viewBox="0 0 142 759" draw:points="0,759 29,759 29,29 142,29 142,0 0,0"><text:p/></draw:polygon><draw:polygon draw:style-name="gr139" draw:text-style-name="P21" svg:width="0.0555in" svg:height="0.2984in" svg:x="0.3992in" svg:y="0.2988in" svg:viewBox="0 0 142 759" draw:points="0,759 142,759 142,730 29,730 29,0 0,0"><text:p/></draw:polygon><draw:path draw:style-name="gr140" draw:text-style-name="P21" svg:width="0.0547in" svg:height="0.1106in" svg:x="0.5122in" svg:y="0.0287in" svg:viewBox="0 0 140 282" svg:d="M88 11c0-10 0-11-10-11-26 28-65 28-78 28v13c8 0 34 0 55-12v219c0 16-1 21-39 21h-14v13c16-1 52-1 70-1 17 0 54 0 68 1v-13h-13c-38 0-39-5-39-21z"><text:p/></draw:path><draw:path draw:style-name="gr141" draw:text-style-name="P21" svg:width="0.0177in" svg:height="0.0177in" svg:x="0.5941in" svg:y="0.122in" svg:viewBox="0 0 46 46" svg:d="M46 23c0-12-10-23-23-23-12 0-23 11-23 23 0 13 11 23 23 23 13 0 23-10 23-23z"><text:p/></draw:path><draw:path draw:style-name="gr142" draw:text-style-name="P21" svg:width="0.0701in" svg:height="0.1142in" svg:x="0.6319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43" draw:text-style-name="P21" svg:width="0.0547in" svg:height="0.1106in" svg:x="0.7232in" svg:y="0.0287in" svg:viewBox="0 0 140 282" svg:d="M88 11c0-10 0-11-10-11-26 28-65 28-78 28v13c8 0 34 0 55-12v219c0 16-1 21-39 21h-14v13c16-1 52-1 70-1 17 0 54 0 68 1v-13h-13c-38 0-39-5-39-21z"><text:p/></draw:path><draw:path draw:style-name="gr144" draw:text-style-name="P21" svg:width="0.0661in" svg:height="0.1106in" svg:x="0.855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5" draw:text-style-name="P21" svg:width="0.0177in" svg:height="0.0177in" svg:x="0.9433in" svg:y="0.122in" svg:viewBox="0 0 46 46" svg:d="M46 23c0-12-10-23-23-23-12 0-23 11-23 23 0 13 11 23 23 23 13 0 23-10 23-23z"><text:p/></draw:path><draw:path draw:style-name="gr146" draw:text-style-name="P21" svg:width="0.0701in" svg:height="0.1142in" svg:x="0.9815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47" draw:text-style-name="P21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48" draw:text-style-name="P21" svg:width="0.0661in" svg:height="0.1106in" svg:x="1.148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21" svg:width="0.0689in" svg:height="0.1142in" svg:x="0.4626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50" draw:text-style-name="P21" svg:width="0.0177in" svg:height="0.0177in" svg:x="0.5528in" svg:y="0.3209in" svg:viewBox="0 0 46 46" svg:d="M46 23c0-12-10-23-23-23-12 0-23 11-23 23 0 13 11 23 23 23 13 0 23-10 23-23z"><text:p/></draw:path><draw:path draw:style-name="gr151" draw:text-style-name="P21" svg:width="0.0701in" svg:height="0.1142in" svg:x="0.590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2" draw:text-style-name="P21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3" draw:text-style-name="P21" svg:width="0.0689in" svg:height="0.1142in" svg:x="0.7567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54" draw:text-style-name="P21" svg:width="0.0661in" svg:height="0.1106in" svg:x="0.8961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5" draw:text-style-name="P21" svg:width="0.0177in" svg:height="0.0177in" svg:x="0.985in" svg:y="0.3209in" svg:viewBox="0 0 46 46" svg:d="M46 23c0-12-10-23-23-23-12 0-23 11-23 23 0 13 11 23 23 23 13 0 23-10 23-23z"><text:p/></draw:path><draw:path draw:style-name="gr156" draw:text-style-name="P21" svg:width="0.0701in" svg:height="0.1142in" svg:x="1.0228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21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21" svg:width="0.0713in" svg:height="0.1157in" svg:x="1.190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59" draw:text-style-name="P21" svg:width="0.0547in" svg:height="0.1106in" svg:x="0.5122in" svg:y="0.4276in" svg:viewBox="0 0 140 282" svg:d="M88 11c0-10 0-11-10-11-26 28-65 28-78 28v13c8 0 34 0 55-12v219c0 16-1 21-39 21h-14v13c16-1 52-1 70-1 17 0 54 0 68 1v-13h-13c-38 0-39-5-39-21z"><text:p/></draw:path><draw:path draw:style-name="gr160" draw:text-style-name="P21" svg:width="0.0177in" svg:height="0.0177in" svg:x="0.5941in" svg:y="0.5197in" svg:viewBox="0 0 46 46" svg:d="M46 23c0-12-10-23-23-23-12 0-23 11-23 23 0 13 11 23 23 23 13 0 23-10 23-23z"><text:p/></draw:path><draw:path draw:style-name="gr161" draw:text-style-name="P21" svg:width="0.0701in" svg:height="0.1142in" svg:x="0.6319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62" draw:text-style-name="P21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3" draw:text-style-name="P21" svg:width="0.0689in" svg:height="0.1142in" svg:x="0.7984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64" draw:text-style-name="P21" svg:width="0.0736in" svg:height="0.1126in" svg:x="0.9339in" svg:y="0.4252in" svg:viewBox="0 0 188 287" svg:d="M113 217v36c0 16-1 20-33 20h-8v14c17-2 40-2 58-2 16 0 39 0 57 2v-14h-9c-32 0-33-4-33-20v-36h43v-13h-43v-193c0-9 0-11-6-11-5 0-6 0-8 5l-131 199v13zM115 204h-103l103-158z"><text:p/></draw:path><draw:path draw:style-name="gr165" draw:text-style-name="P21" svg:width="0.0177in" svg:height="0.0177in" svg:x="1.026in" svg:y="0.5197in" svg:viewBox="0 0 46 46" svg:d="M46 23c0-12-10-23-23-23-12 0-23 11-23 23 0 13 11 23 23 23 13 0 23-10 23-23z"><text:p/></draw:path><draw:path draw:style-name="gr166" draw:text-style-name="P21" svg:width="0.0701in" svg:height="0.1142in" svg:x="1.064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67" draw:text-style-name="P21" svg:width="0.0689in" svg:height="0.1142in" svg:x="1.1472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68" draw:text-style-name="P21" svg:width="0.0555in" svg:height="0.2984in" svg:x="1.2685in" svg:y="0in" svg:viewBox="0 0 142 759" draw:points="113,759 142,759 142,0 0,0 0,29 113,29"><text:p/></draw:polygon><draw:polygon draw:style-name="gr169" draw:text-style-name="P21" svg:width="0.0555in" svg:height="0.2984in" svg:x="1.2685in" svg:y="0.2988in" svg:viewBox="0 0 142 759" draw:points="113,730 0,730 0,759 142,759 142,0 113,0"><text:p/></draw:polygon><draw:path draw:style-name="gr170" draw:text-style-name="P21" svg:width="0.1138in" svg:height="0.1189in" svg:x="1.4114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71" draw:text-style-name="P21" svg:width="0.0661in" svg:height="0.1106in" svg:x="1.5382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2" draw:text-style-name="P21" svg:width="0.1106in" svg:height="0.039in" svg:x="1.6681in" svg:y="0.2787in" svg:viewBox="0 0 282 100" svg:d="M268 17c6 0 14 0 14-9 0-8-8-8-14-8h-254c-6 0-14 0-14 8 0 9 8 9 14 9zM268 100c6 0 14 0 14-9 0-8-8-8-14-8h-254c-6 0-14 0-14 8 0 9 8 9 14 9z"><text:p/></draw:path><draw:polygon draw:style-name="gr173" draw:text-style-name="P21" svg:width="0.0555in" svg:height="0.2984in" svg:x="1.887in" svg:y="0in" svg:viewBox="0 0 142 759" draw:points="0,759 29,759 29,29 142,29 142,0 0,0"><text:p/></draw:polygon><draw:polygon draw:style-name="gr174" draw:text-style-name="P21" svg:width="0.0555in" svg:height="0.2984in" svg:x="1.887in" svg:y="0.2988in" svg:viewBox="0 0 142 759" draw:points="0,759 142,759 142,730 29,730 29,0 0,0"><text:p/></draw:polygon><draw:path draw:style-name="gr175" draw:text-style-name="P21" svg:width="0.0547in" svg:height="0.1106in" svg:x="1.9591in" svg:y="0.0287in" svg:viewBox="0 0 140 282" svg:d="M88 11c0-10 0-11-10-11-26 28-65 28-78 28v13c8 0 34 0 55-12v219c0 16-1 21-39 21h-14v13c16-1 52-1 70-1 17 0 54 0 68 1v-13h-13c-38 0-39-5-39-21z"><text:p/></draw:path><draw:path draw:style-name="gr176" draw:text-style-name="P21" svg:width="0.0177in" svg:height="0.0177in" svg:x="2.0413in" svg:y="0.122in" svg:viewBox="0 0 46 46" svg:d="M46 23c0-12-10-23-23-23-12 0-23 11-23 23 0 13 11 23 23 23 13 0 23-10 23-23z"><text:p/></draw:path><draw:path draw:style-name="gr177" draw:text-style-name="P21" svg:width="0.0701in" svg:height="0.1142in" svg:x="2.0791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8" draw:text-style-name="P21" svg:width="0.0689in" svg:height="0.1142in" svg:x="2.162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79" draw:text-style-name="P21" svg:width="0.0701in" svg:height="0.1142in" svg:x="2.2445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0" draw:text-style-name="P21" svg:width="0.0701in" svg:height="0.1142in" svg:x="2.3268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1" draw:text-style-name="P21" svg:width="0.0661in" svg:height="0.1106in" svg:x="2.4673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2" draw:text-style-name="P21" svg:width="0.0177in" svg:height="0.0177in" svg:x="2.5555in" svg:y="0.122in" svg:viewBox="0 0 46 46" svg:d="M46 23c0-12-10-23-23-23-12 0-23 11-23 23 0 13 11 23 23 23 13 0 23-10 23-23z"><text:p/></draw:path><draw:path draw:style-name="gr183" draw:text-style-name="P21" svg:width="0.0701in" svg:height="0.1142in" svg:x="2.5937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4" draw:text-style-name="P21" svg:width="0.0689in" svg:height="0.1142in" svg:x="2.6772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85" draw:text-style-name="P21" svg:width="0.0661in" svg:height="0.1106in" svg:x="2.76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6" draw:text-style-name="P21" svg:width="0.0701in" svg:height="0.1142in" svg:x="2.8417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21" svg:width="0.0689in" svg:height="0.1142in" svg:x="1.950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88" draw:text-style-name="P21" svg:width="0.0177in" svg:height="0.0177in" svg:x="2.0413in" svg:y="0.3209in" svg:viewBox="0 0 46 46" svg:d="M46 23c0-12-10-23-23-23-12 0-23 11-23 23 0 13 11 23 23 23 13 0 23-10 23-23z"><text:p/></draw:path><draw:path draw:style-name="gr189" draw:text-style-name="P21" svg:width="0.0701in" svg:height="0.1142in" svg:x="2.0791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90" draw:text-style-name="P21" svg:width="0.0661in" svg:height="0.1106in" svg:x="2.1634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1" draw:text-style-name="P21" svg:width="0.0689in" svg:height="0.1142in" svg:x="2.244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92" draw:text-style-name="P21" svg:width="0.0701in" svg:height="0.1142in" svg:x="2.3268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93" draw:text-style-name="P21" svg:width="0.0661in" svg:height="0.1106in" svg:x="2.4673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4" draw:text-style-name="P21" svg:width="0.0177in" svg:height="0.0177in" svg:x="2.5555in" svg:y="0.3209in" svg:viewBox="0 0 46 46" svg:d="M46 23c0-12-10-23-23-23-12 0-23 11-23 23 0 13 11 23 23 23 13 0 23-10 23-23z"><text:p/></draw:path><draw:path draw:style-name="gr195" draw:text-style-name="P21" svg:width="0.0701in" svg:height="0.1142in" svg:x="2.5937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96" draw:text-style-name="P21" svg:width="0.0689in" svg:height="0.1142in" svg:x="2.6772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97" draw:text-style-name="P21" svg:width="0.0713in" svg:height="0.1157in" svg:x="2.762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98" draw:text-style-name="P21" svg:width="0.0701in" svg:height="0.1142in" svg:x="2.8417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99" draw:text-style-name="P21" svg:width="0.0547in" svg:height="0.1106in" svg:x="1.9591in" svg:y="0.4276in" svg:viewBox="0 0 140 282" svg:d="M88 11c0-10 0-11-10-11-26 28-65 28-78 28v13c8 0 34 0 55-12v219c0 16-1 21-39 21h-14v13c16-1 52-1 70-1 17 0 54 0 68 1v-13h-13c-38 0-39-5-39-21z"><text:p/></draw:path><draw:path draw:style-name="gr200" draw:text-style-name="P21" svg:width="0.0177in" svg:height="0.0177in" svg:x="2.0413in" svg:y="0.5197in" svg:viewBox="0 0 46 46" svg:d="M46 23c0-12-10-23-23-23-12 0-23 11-23 23 0 13 11 23 23 23 13 0 23-10 23-23z"><text:p/></draw:path><draw:path draw:style-name="gr201" draw:text-style-name="P21" svg:width="0.0701in" svg:height="0.1142in" svg:x="2.0791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2" draw:text-style-name="P21" svg:width="0.0661in" svg:height="0.1106in" svg:x="2.1634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3" draw:text-style-name="P21" svg:width="0.0689in" svg:height="0.1142in" svg:x="2.244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04" draw:text-style-name="P21" svg:width="0.0701in" svg:height="0.1142in" svg:x="2.3268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5" draw:text-style-name="P21" svg:width="0.0736in" svg:height="0.1126in" svg:x="2.4634in" svg:y="0.4252in" svg:viewBox="0 0 188 287" svg:d="M113 217v36c0 16-1 20-33 20h-8v14c17-2 40-2 58-2 16 0 39 0 57 2v-14h-9c-32 0-33-4-33-20v-36h43v-13h-43v-193c0-9 0-11-6-11-5 0-6 0-8 5l-131 199v13zM115 204h-103l103-158z"><text:p/></draw:path><draw:path draw:style-name="gr206" draw:text-style-name="P21" svg:width="0.0177in" svg:height="0.0177in" svg:x="2.5555in" svg:y="0.5197in" svg:viewBox="0 0 46 46" svg:d="M46 23c0-12-10-23-23-23-12 0-23 11-23 23 0 13 11 23 23 23 13 0 23-10 23-23z"><text:p/></draw:path><draw:path draw:style-name="gr207" draw:text-style-name="P21" svg:width="0.0547in" svg:height="0.1106in" svg:x="2.6024in" svg:y="0.4276in" svg:viewBox="0 0 140 282" svg:d="M88 11c0-10 0-11-10-11-26 28-65 28-78 28v13c8 0 34 0 55-12v219c0 16-1 21-39 21h-14v13c16-1 52-1 70-1 17 0 54 0 68 1v-13h-13c-38 0-39-5-39-21z"><text:p/></draw:path><draw:path draw:style-name="gr208" draw:text-style-name="P21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209" draw:text-style-name="P21" svg:width="0.0701in" svg:height="0.1142in" svg:x="2.7591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10" draw:text-style-name="P21" svg:width="0.0701in" svg:height="0.1142in" svg:x="2.8417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11" draw:text-style-name="P21" svg:width="0.0555in" svg:height="0.2984in" svg:x="2.9228in" svg:y="0in" svg:viewBox="0 0 142 759" draw:points="113,759 142,759 142,0 0,0 0,29 113,29"><text:p/></draw:polygon><draw:polygon draw:style-name="gr212" draw:text-style-name="P21" svg:width="0.0555in" svg:height="0.2984in" svg:x="2.9228in" svg:y="0.2988in" svg:viewBox="0 0 142 759" draw:points="113,730 0,730 0,759 142,759 142,0 113,0"><text:p/></draw:polygon><draw:path draw:style-name="gr213" draw:text-style-name="P21" svg:width="0.1138in" svg:height="0.1189in" svg:x="3.0374in" svg:y="0.2217in" svg:viewBox="0 0 290 303" svg:d="M155 8c-3-6-3-8-10-8s-8 2-9 8l-88 253c-8 22-25 28-48 29v13c10-1 28-1 43-1 13 0 35 0 49 1v-13c-21 0-32-11-32-21 0-2 0-6 1-8l19-55h105l23 65c0 2 1 5 1 6 0 13-24 13-35 13v13c14-1 44-1 61-1 18 0 37 0 55 1v-13h-8c-25 0-31-3-36-17zM132 56l48 137h-95z"><text:p/></draw:path><draw:path draw:style-name="gr214" draw:text-style-name="P21" svg:width="0.0689in" svg:height="0.1142in" svg:x="3.1634in" svg:y="0.2291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5" draw:text-style-name="P21" svg:width="0.1106in" svg:height="0.039in" svg:x="3.3039in" svg:y="0.2787in" svg:viewBox="0 0 282 100" svg:d="M268 17c6 0 14 0 14-9 0-8-8-8-14-8h-254c-6 0-14 0-14 8 0 9 8 9 14 9zM268 100c6 0 14 0 14-9 0-8-8-8-14-8h-254c-6 0-14 0-14 8 0 9 8 9 14 9z"><text:p/></draw:path><draw:polygon draw:style-name="gr216" draw:text-style-name="P21" svg:width="0.0555in" svg:height="0.2984in" svg:x="3.5327in" svg:y="0in" svg:viewBox="0 0 142 759" draw:points="0,759 29,759 29,29 142,29 142,0 0,0"><text:p/></draw:polygon><draw:polygon draw:style-name="gr217" draw:text-style-name="P21" svg:width="0.0555in" svg:height="0.2984in" svg:x="3.5327in" svg:y="0.2988in" svg:viewBox="0 0 142 759" draw:points="0,759 142,759 142,730 29,730 29,0 0,0"><text:p/></draw:polygon><draw:path draw:style-name="gr218" draw:text-style-name="P21" svg:width="0.0547in" svg:height="0.1106in" svg:x="3.6039in" svg:y="0.0287in" svg:viewBox="0 0 140 282" svg:d="M88 11c0-10 0-11-10-11-26 28-65 28-78 28v13c8 0 34 0 55-12v219c0 16-1 21-39 21h-14v13c16-1 52-1 70-1 17 0 54 0 68 1v-13h-13c-38 0-39-5-39-21z"><text:p/></draw:path><draw:path draw:style-name="gr219" draw:text-style-name="P21" svg:width="0.0177in" svg:height="0.0177in" svg:x="3.6858in" svg:y="0.122in" svg:viewBox="0 0 46 46" svg:d="M46 23c0-12-10-23-23-23-12 0-23 11-23 23 0 13 11 23 23 23 13 0 23-10 23-23z"><text:p/></draw:path><draw:path draw:style-name="gr220" draw:text-style-name="P21" svg:width="0.0661in" svg:height="0.1106in" svg:x="3.726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21" draw:text-style-name="P21" svg:width="0.0547in" svg:height="0.1106in" svg:x="3.8154in" svg:y="0.0287in" svg:viewBox="0 0 140 282" svg:d="M88 11c0-10 0-11-10-11-26 28-65 28-78 28v13c8 0 34 0 55-12v219c0 16-1 21-39 21h-14v13c16-1 52-1 70-1 17 0 54 0 68 1v-13h-13c-38 0-39-5-39-21z"><text:p/></draw:path><draw:path draw:style-name="gr222" draw:text-style-name="P21" svg:width="0.0701in" svg:height="0.1142in" svg:x="3.889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3" draw:text-style-name="P21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24" draw:text-style-name="P21" svg:width="0.0661in" svg:height="0.1106in" svg:x="4.1122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25" draw:text-style-name="P21" svg:width="0.0177in" svg:height="0.0177in" svg:x="4.2008in" svg:y="0.122in" svg:viewBox="0 0 46 46" svg:d="M46 23c0-12-10-23-23-23-12 0-23 11-23 23 0 13 11 23 23 23 13 0 23-10 23-23z"><text:p/></draw:path><draw:path draw:style-name="gr226" draw:text-style-name="P21" svg:width="0.0701in" svg:height="0.1142in" svg:x="4.2394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7" draw:text-style-name="P21" svg:width="0.0661in" svg:height="0.1142in" svg:x="4.3236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28" draw:text-style-name="P21" svg:width="0.0661in" svg:height="0.1106in" svg:x="4.4063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29" draw:text-style-name="P21" svg:width="0.0701in" svg:height="0.1142in" svg:x="4.487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21" svg:width="0.0689in" svg:height="0.1142in" svg:x="3.5965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31" draw:text-style-name="P21" svg:width="0.0177in" svg:height="0.0177in" svg:x="3.6858in" svg:y="0.3209in" svg:viewBox="0 0 46 46" svg:d="M46 23c0-12-10-23-23-23-12 0-23 11-23 23 0 13 11 23 23 23 13 0 23-10 23-23z"><text:p/></draw:path><draw:path draw:style-name="gr232" draw:text-style-name="P21" svg:width="0.0701in" svg:height="0.1142in" svg:x="3.7244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33" draw:text-style-name="P21" svg:width="0.0661in" svg:height="0.1106in" svg:x="3.80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34" draw:text-style-name="P21" svg:width="0.0689in" svg:height="0.1142in" svg:x="3.890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235" draw:text-style-name="P21" svg:width="0.0701in" svg:height="0.1142in" svg:x="3.9724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36" draw:text-style-name="P21" svg:width="0.0661in" svg:height="0.1106in" svg:x="4.112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37" draw:text-style-name="P21" svg:width="0.0177in" svg:height="0.0177in" svg:x="4.2008in" svg:y="0.3209in" svg:viewBox="0 0 46 46" svg:d="M46 23c0-12-10-23-23-23-12 0-23 11-23 23 0 13 11 23 23 23 13 0 23-10 23-23z"><text:p/></draw:path><draw:path draw:style-name="gr238" draw:text-style-name="P21" svg:width="0.0701in" svg:height="0.1142in" svg:x="4.2394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9" draw:text-style-name="P21" svg:width="0.0689in" svg:height="0.1142in" svg:x="4.3224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40" draw:text-style-name="P21" svg:width="0.0713in" svg:height="0.1157in" svg:x="4.4075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41" draw:text-style-name="P21" svg:width="0.0701in" svg:height="0.1142in" svg:x="4.487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42" draw:text-style-name="P21" svg:width="0.0547in" svg:height="0.1106in" svg:x="3.6039in" svg:y="0.4276in" svg:viewBox="0 0 140 282" svg:d="M88 11c0-10 0-11-10-11-26 28-65 28-78 28v13c8 0 34 0 55-12v219c0 16-1 21-39 21h-14v13c16-1 52-1 70-1 17 0 54 0 68 1v-13h-13c-38 0-39-5-39-21z"><text:p/></draw:path><draw:path draw:style-name="gr243" draw:text-style-name="P21" svg:width="0.0177in" svg:height="0.0177in" svg:x="3.6858in" svg:y="0.5197in" svg:viewBox="0 0 46 46" svg:d="M46 23c0-12-10-23-23-23-12 0-23 11-23 23 0 13 11 23 23 23 13 0 23-10 23-23z"><text:p/></draw:path><draw:path draw:style-name="gr244" draw:text-style-name="P21" svg:width="0.0701in" svg:height="0.1142in" svg:x="3.7244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45" draw:text-style-name="P21" svg:width="0.0547in" svg:height="0.1106in" svg:x="3.8154in" svg:y="0.4276in" svg:viewBox="0 0 140 282" svg:d="M88 11c0-10 0-11-10-11-26 28-65 28-78 28v13c8 0 34 0 55-12v219c0 16-1 21-39 21h-14v13c16-1 52-1 70-1 17 0 54 0 68 1v-13h-13c-38 0-39-5-39-21z"><text:p/></draw:path><draw:path draw:style-name="gr246" draw:text-style-name="P21" svg:width="0.0689in" svg:height="0.1142in" svg:x="3.8902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47" draw:text-style-name="P21" svg:width="0.0701in" svg:height="0.1142in" svg:x="3.9724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48" draw:text-style-name="P21" svg:width="0.0736in" svg:height="0.1126in" svg:x="4.1087in" svg:y="0.4252in" svg:viewBox="0 0 188 287" svg:d="M113 217v36c0 16-1 20-33 20h-8v14c17-2 40-2 58-2 16 0 39 0 57 2v-14h-9c-32 0-33-4-33-20v-36h43v-13h-43v-193c0-9 0-11-6-11-5 0-6 0-8 5l-131 199v13zM115 204h-103l103-158z"><text:p/></draw:path><draw:path draw:style-name="gr249" draw:text-style-name="P21" svg:width="0.0177in" svg:height="0.0177in" svg:x="4.2008in" svg:y="0.5197in" svg:viewBox="0 0 46 46" svg:d="M46 23c0-12-10-23-23-23-12 0-23 11-23 23 0 13 11 23 23 23 13 0 23-10 23-23z"><text:p/></draw:path><draw:path draw:style-name="gr250" draw:text-style-name="P21" svg:width="0.0547in" svg:height="0.1106in" svg:x="4.2472in" svg:y="0.4276in" svg:viewBox="0 0 140 282" svg:d="M88 11c0-10 0-11-10-11-26 28-65 28-78 28v13c8 0 34 0 55-12v219c0 16-1 21-39 21h-14v13c16-1 52-1 70-1 17 0 54 0 68 1v-13h-13c-38 0-39-5-39-21z"><text:p/></draw:path><draw:path draw:style-name="gr251" draw:text-style-name="P21" svg:width="0.0689in" svg:height="0.1142in" svg:x="4.3224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52" draw:text-style-name="P21" svg:width="0.0701in" svg:height="0.1142in" svg:x="4.4043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53" draw:text-style-name="P21" svg:width="0.0701in" svg:height="0.1142in" svg:x="4.487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54" draw:text-style-name="P21" svg:width="0.0555in" svg:height="0.2984in" svg:x="4.5681in" svg:y="0in" svg:viewBox="0 0 142 759" draw:points="113,759 142,759 142,0 0,0 0,29 113,29"><text:p/></draw:polygon><draw:polygon draw:style-name="gr255" draw:text-style-name="P21" svg:width="0.0555in" svg:height="0.2984in" svg:x="4.5681in" svg:y="0.2988in" svg:viewBox="0 0 142 759" draw:points="113,730 0,730 0,759 142,759 142,0 113,0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3:22:23.343177039</dc:date>
    <meta:editing-duration>PT8H44M58S</meta:editing-duration>
    <meta:editing-cycles>75</meta:editing-cycles>
    <meta:document-statistic meta:table-count="0" meta:image-count="0" meta:object-count="0" meta:page-count="2" meta:paragraph-count="24" meta:word-count="221" meta:character-count="1178" meta:non-whitespace-character-count="978"/>
  </office:meta>
</office:document-meta>
</file>